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weight="bold" style:font-weight-asian="bold" style:font-weight-complex="bold"/>
    </style:style>
    <style:style style:name="P3" style:family="paragraph" style:parent-style-name="Standard">
      <style:text-properties style:font-name="Calibri"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5" style:family="paragraph" style:parent-style-name="Standard" style:list-style-name="L1">
      <style:text-properties style:font-name="Calibri"/>
    </style:style>
    <style:style style:name="P6"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fo:break-before="page"/>
      <style:text-properties style:font-name="Calibri"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style:text-underline-style="solid" style:text-underline-type="double" style:text-underline-width="auto" style:text-underline-color="font-color"/>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Inhaltsverzeichnis</text:span><text:line-break/><text:line-break/><text:span text:style-name="T1">1.<text:tab/>Einleitung</text:span></text:p>
      <text:p text:style-name="P1"><text:span text:style-name="T1"/></text:p>
      <text:p text:style-name="P1">1.1<text:tab/>Definition von Virtual Reality (VR)</text:p>
      <text:p text:style-name="P1">1.2<text:tab/>Ziele und Fragestellung der Arbeit</text:p>
      <text:p text:style-name="P1"/>
      <text:p text:style-name="P2">2.<text:tab/>Stand der Forschung</text:p>
      <text:p text:style-name="P1"/>
      <text:p text:style-name="P1">2.1<text:tab/>Überblick über die aktuelle Forschungslage zu Interaktion in VR-Umgebungen</text:p>
      <text:p text:style-name="P1">2.2<text:tab/>Relevante Theorien und Konzepte (z.B. Immersion, Präsenz, Telepräsenz)</text:p>
      <text:p text:style-name="P1"/>
      <text:p text:style-name="P2">3.<text:tab/>Methodik</text:p>
      <text:p text:style-name="P1"/>
      <text:p text:style-name="P1">3.1<text:tab/>Beschreibung der verwendeten Methoden (z.B. Experimente, Befragungen, <text:tab/>Beobachtungen)</text:p>
      <text:p text:style-name="P1">3.2<text:tab/>Operationalisierung von Variablen und Messinstrumente</text:p>
      <text:p text:style-name="P1"/>
      <text:p text:style-name="P2">4.<text:tab/>Ergebnisse</text:p>
      <text:p text:style-name="P1"/>
      <text:p text:style-name="P1">4.1<text:tab/>Darstellung und Analyse der gewonnenen Daten</text:p>
      <text:p text:style-name="P1">4.2<text:tab/>Diskussion der Ergebnisse im Hinblick auf die Ziele und Fragestellung der Arbeit</text:p>
      <text:p text:style-name="P1"/>
      <text:p text:style-name="P2">5.<text:tab/>Fazit und Ausblick</text:p>
      <text:p text:style-name="P1"/>
      <text:p text:style-name="P1">5.1<text:tab/>Zusammenfassung der wichtigsten Erkenntnisse und Implikationen der Arbeit</text:p>
      <text:p text:style-name="P1">5.2<text:tab/>Perspektiven für zukünftige Forschung zu Interaktion in VR-Umgebungen</text:p>
      <text:p text:style-name="P1"/>
      <text:p text:style-name="P2">6.<text:tab/>Anhang</text:p>
      <text:p text:style-name="P1"/>
      <text:p text:style-name="P1">6.1<text:tab/>Liste der verwendeten Quellen</text:p>
      <text:p text:style-name="P1">6.2<text:tab/>Erklärungen zu speziellen Begriffen oder Methoden</text:p>
      <text:list xml:id="list5572151146039335143" text:style-name="L1">
        <text:list-item>
          <text:list>
            <text:list-item>
              <text:p text:style-name="P5">Eventuell Tabellen und Grafiken zur Veranschaulichung der Ergebnisse</text:p>
            </text:list-item>
          </text:list>
        </text:list-item>
      </text:list>
      <text:p text:style-name="P7">1.Einleitung</text:p>
      <text:p text:style-name="P2"/>
      <text:p text:style-name="P1">"Virtual Reality (VR) ist eine computergenerierte Simulation von realen oder fiktionalen Umgebungen, die es dem Nutzer ermöglicht, sich in diesen zu bewegen und zu interagieren. Die Technologie der VR hat in den letzten Jahren enorme Fortschritte gemacht und findet zunehmend Anwendung in verschiedenen Bereichen wie der Unterhaltung, der Bildung, der Medizin oder der Architektur.</text:p>
      <text:p text:style-name="P1"/>
      <text:p text:style-name="P1">Die Interaktion in VR-Umgebungen stellt dabei einen wichtigen Aspekt dar, da sie den Nutzer in die Lage versetzt, sich aktiv in der virtuellen Welt zu bewegen und mit ihr zu interagieren. Diese Interaktion kann dabei auf unterschiedliche Weise erfolgen, zum Beispiel mithilfe von Hand- oder Kopfbewegungen, Sprachkommandos oder haptischen Feedback.</text:p>
      <text:p text:style-name="P1"/>
      <text:p text:style-name="P1">Das Ziel dieser Bachelorarbeit ist es, die Interaktion in VR-Umgebungen zu untersuchen und dabei folgende Fragestellungen zu beantworten: Wie gestaltet sich die Interaktion in VR-Umgebungen? Welche Faktoren beeinflussen die Interaktion in VR-Umgebungen? Welche Auswirkungen hat die Interaktion in VR-Umgebungen auf die Nutzer?"</text:p>
      <text:p text:style-name="P7">2. Stand der Forschung</text:p>
      <text:p text:style-name="P4"/>
      <text:p text:style-name="P6">SACRALITH : The Archer`s Tale</text:p>
      <text:p text:style-name="P6">Blade and Sorcery</text:p>
      <text:p text:style-name="P6">Skyrim V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1-07T12:10:33.57</meta:creation-date>
    <dc:date>2023-01-07T12:53:01.65</dc:date>
    <meta:editing-duration>PT42M25S</meta:editing-duration>
    <meta:editing-cycles>8</meta:editing-cycles>
    <meta:generator>OpenOffice/4.1.5$Win32 OpenOffice.org_project/415m1$Build-9789</meta:generator>
    <meta:document-statistic meta:table-count="0" meta:image-count="0" meta:object-count="0" meta:page-count="3" meta:paragraph-count="27" meta:word-count="283" meta:character-count="2068"/>
  </office:meta>
</office:document-meta>
</file>